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60.21mm" svg:height="90.04mm" svg:x="121.13mm" svg:y="51.8mm">
            <draw:object draw:notify-on-update-of-ranges="q1.A1:q1.A9 q1.B1:q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021" calcext:value-type="float">
            <text:p>7021</text:p>
          </table:table-cell>
        </table:table-row>
      </table:table>
      <table:named-expressions/>
      <table:database-ranges>
        <table:database-range table:name="__Anonymous_Sheet_DB__0" table:target-range-address="q1.A1:q1.B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1:54:54.086327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21:07:59.998808079</dc:date>
    <meta:editing-duration>PT8M27S</meta:editing-duration>
    <meta:editing-cycles>1</meta:editing-cycles>
    <meta:generator>LibreOffice/6.0.7.3$Linux_X86_64 LibreOffice_project/00m0$Build-3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line" chart:style-name="ch1">
        <chart:title svg:x="6.618cm" svg:y="0.316cm" chart:style-name="ch2">
          <text:p>time analysis</text:p>
        </chart:title>
        <chart:legend chart:legend-position="end" svg:x="13.17cm" svg:y="3.954cm" style:legend-expansion="high" chart:style-name="ch3"/>
        <chart:plot-area chart:style-name="ch4" table:cell-range-address="q1.A1:q1.B9" svg:x="1.331cm" svg:y="1.275cm" svg:width="11.519cm" svg:height="6.569cm">
          <chartooo:coordinate-region svg:x="2.323cm" svg:y="1.474cm" svg:width="10.433cm" svg:height="5.723cm"/>
          <chart:axis chart:dimension="x" chart:name="primary-x" chart:style-name="ch5">
            <chart:title svg:x="6.437cm" svg:y="8.024cm" chart:style-name="ch6">
              <text:p>input (n)</text:p>
            </chart:title>
          </chart:axis>
          <chart:axis chart:dimension="y" chart:name="primary-y" chart:style-name="ch5">
            <chart:title svg:x="0.451cm" svg:y="5.238cm" chart:style-name="ch7">
              <text:p>op count</text:p>
            </chart:title>
            <chart:grid chart:style-name="ch8" chart:class="major"/>
          </chart:axis>
          <chart:series chart:style-name="ch9" chart:values-cell-range-address="q1.A1:q1.A9" chart:class="chart:line">
            <chart:data-point chart:repeated="9"/>
          </chart:series>
          <chart:series chart:style-name="ch10" chart:values-cell-range-address="q1.B1:q1.B9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q1.A1:q1.A9</svg:desc>
                </draw:g>
              </table:table-cell>
              <table:table-cell office:value-type="float" office:value="1">
                <text:p>1</text:p>
                <draw:g>
                  <svg:desc>q1.B1:q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">
                <text:p>104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">
                <text:p>119</text:p>
              </table:table-cell>
              <table:table-cell office:value-type="float" office:value="7021">
                <text:p>7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